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ceptorChain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orChain.InterceptorChain( InterceptorContext context , List intercep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ceptorChain.remove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orChain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orChain.continueChai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